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stroke-linejoin="round" draw:fill="gradient" draw:fill-gradient-name="Gradient_20_221" draw:opacity="90%" draw:opacity-name="" draw:textarea-horizontal-align="justify" draw:textarea-vertical-align="middle" draw:auto-grow-height="false" fo:min-height="4.348cm" fo:min-width="4.098cm"/>
      <style:paragraph-properties style:writing-mode="lr-tb"/>
    </style:style>
    <style:style style:name="gr2" style:family="graphic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245" draw:opacity="100%" draw:textarea-horizontal-align="center" draw:textarea-vertical-align="middle" draw:auto-grow-height="false" draw:fit-to-size="false" style:shrink-to-fit="false" fo:min-height="1.465cm" fo:min-width="4.497cm" fo:padding-top="0.143cm" fo:padding-bottom="0.143cm" fo:padding-left="0.263cm" fo:padding-right="0.263cm" fo:wrap-option="wrap" draw:shadow="visible" draw:shadow-offset-x="0.071cm" draw:shadow-offset-y="0.071cm" draw:shadow-color="#808080" draw:shadow-opacity="50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221" draw:opacity="90%"/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gradient" draw:fill-color="#ffffff" draw:secondary-fill-color="#d4ea6b" draw:fill-gradient-name="Gradient_20_245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6.5cm" svg:height="6.5cm" svg:x="5.75cm" svg:y="7.25cm"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ray 1" draw:style-name="gr2" draw:text-style-name="P4" draw:layer="layout" svg:width="5.022cm" svg:height="1.75cm" svg:x="11.978cm" svg:y="12cm">
            <text:p text:style-name="P3"><text:span text:style-name="T2">Chill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70" draw:display-name="Gradient 170" draw:style="linear" draw:start-color="#3465a4" draw:end-color="#dee6ef" draw:start-intensity="100%" draw:end-intensity="100%" draw:angle="30deg" draw:border="0%"/>
    <draw:gradient draw:name="Gradient_20_171" draw:display-name="Gradient 171" draw:style="linear" draw:start-color="#000000" draw:end-color="#dee6ef" draw:start-intensity="100%" draw:end-intensity="100%" draw:angle="30deg" draw:border="0%"/>
    <draw:gradient draw:name="Gradient_20_172" draw:display-name="Gradient 172" draw:style="linear" draw:start-color="#000000" draw:end-color="#dee6ef" draw:start-intensity="100%" draw:end-intensity="100%" draw:angle="29deg" draw:border="0%"/>
    <draw:gradient draw:name="Gradient_20_173" draw:display-name="Gradient 173" draw:style="linear" draw:start-color="#000000" draw:end-color="#dee6ef" draw:start-intensity="100%" draw:end-intensity="100%" draw:angle="28deg" draw:border="0%"/>
    <draw:gradient draw:name="Gradient_20_174" draw:display-name="Gradient 174" draw:style="linear" draw:start-color="#000000" draw:end-color="#dee6ef" draw:start-intensity="100%" draw:end-intensity="100%" draw:angle="27deg" draw:border="0%"/>
    <draw:gradient draw:name="Gradient_20_175" draw:display-name="Gradient 175" draw:style="linear" draw:start-color="#000000" draw:end-color="#dee6ef" draw:start-intensity="100%" draw:end-intensity="100%" draw:angle="26deg" draw:border="0%"/>
    <draw:gradient draw:name="Gradient_20_176" draw:display-name="Gradient 176" draw:style="linear" draw:start-color="#000000" draw:end-color="#dee6ef" draw:start-intensity="100%" draw:end-intensity="100%" draw:angle="25deg" draw:border="0%"/>
    <draw:gradient draw:name="Gradient_20_177" draw:display-name="Gradient 177" draw:style="linear" draw:start-color="#000000" draw:end-color="#dee6ef" draw:start-intensity="100%" draw:end-intensity="100%" draw:angle="31deg" draw:border="0%"/>
    <draw:gradient draw:name="Gradient_20_178" draw:display-name="Gradient 178" draw:style="linear" draw:start-color="#000000" draw:end-color="#dee6ef" draw:start-intensity="100%" draw:end-intensity="100%" draw:angle="32deg" draw:border="0%"/>
    <draw:gradient draw:name="Gradient_20_179" draw:display-name="Gradient 179" draw:style="linear" draw:start-color="#000000" draw:end-color="#dee6ef" draw:start-intensity="100%" draw:end-intensity="100%" draw:angle="33deg" draw:border="0%"/>
    <draw:gradient draw:name="Gradient_20_180" draw:display-name="Gradient 180" draw:style="linear" draw:start-color="#000000" draw:end-color="#dee6ef" draw:start-intensity="100%" draw:end-intensity="100%" draw:angle="34deg" draw:border="0%"/>
    <draw:gradient draw:name="Gradient_20_181" draw:display-name="Gradient 181" draw:style="linear" draw:start-color="#000000" draw:end-color="#dee6ef" draw:start-intensity="100%" draw:end-intensity="100%" draw:angle="35deg" draw:border="0%"/>
    <draw:gradient draw:name="Gradient_20_182" draw:display-name="Gradient 182" draw:style="linear" draw:start-color="#000000" draw:end-color="#dee6ef" draw:start-intensity="100%" draw:end-intensity="100%" draw:angle="36deg" draw:border="0%"/>
    <draw:gradient draw:name="Gradient_20_183" draw:display-name="Gradient 183" draw:style="linear" draw:start-color="#000000" draw:end-color="#dee6ef" draw:start-intensity="100%" draw:end-intensity="100%" draw:angle="37deg" draw:border="0%"/>
    <draw:gradient draw:name="Gradient_20_184" draw:display-name="Gradient 184" draw:style="linear" draw:start-color="#000000" draw:end-color="#dee6ef" draw:start-intensity="100%" draw:end-intensity="100%" draw:angle="38deg" draw:border="0%"/>
    <draw:gradient draw:name="Gradient_20_185" draw:display-name="Gradient 185" draw:style="linear" draw:start-color="#000000" draw:end-color="#dee6ef" draw:start-intensity="100%" draw:end-intensity="100%" draw:angle="39deg" draw:border="0%"/>
    <draw:gradient draw:name="Gradient_20_186" draw:display-name="Gradient 186" draw:style="linear" draw:start-color="#000000" draw:end-color="#dee6ef" draw:start-intensity="100%" draw:end-intensity="100%" draw:angle="40deg" draw:border="0%"/>
    <draw:gradient draw:name="Gradient_20_187" draw:display-name="Gradient 187" draw:style="linear" draw:start-color="#000000" draw:end-color="#dee6ef" draw:start-intensity="100%" draw:end-intensity="100%" draw:angle="41deg" draw:border="0%"/>
    <draw:gradient draw:name="Gradient_20_188" draw:display-name="Gradient 188" draw:style="linear" draw:start-color="#000000" draw:end-color="#dee6ef" draw:start-intensity="100%" draw:end-intensity="100%" draw:angle="42deg" draw:border="0%"/>
    <draw:gradient draw:name="Gradient_20_189" draw:display-name="Gradient 189" draw:style="linear" draw:start-color="#000000" draw:end-color="#dee6ef" draw:start-intensity="100%" draw:end-intensity="100%" draw:angle="43deg" draw:border="0%"/>
    <draw:gradient draw:name="Gradient_20_190" draw:display-name="Gradient 190" draw:style="linear" draw:start-color="#000000" draw:end-color="#dee6ef" draw:start-intensity="100%" draw:end-intensity="100%" draw:angle="44deg" draw:border="0%"/>
    <draw:gradient draw:name="Gradient_20_191" draw:display-name="Gradient 191" draw:style="linear" draw:start-color="#000000" draw:end-color="#dee6ef" draw:start-intensity="100%" draw:end-intensity="100%" draw:angle="45deg" draw:border="0%"/>
    <draw:gradient draw:name="Gradient_20_192" draw:display-name="Gradient 192" draw:style="linear" draw:start-color="#000000" draw:end-color="#dee6ef" draw:start-intensity="100%" draw:end-intensity="100%" draw:angle="46deg" draw:border="0%"/>
    <draw:gradient draw:name="Gradient_20_193" draw:display-name="Gradient 193" draw:style="linear" draw:start-color="#000000" draw:end-color="#dee6ef" draw:start-intensity="100%" draw:end-intensity="100%" draw:angle="47deg" draw:border="0%"/>
    <draw:gradient draw:name="Gradient_20_194" draw:display-name="Gradient 194" draw:style="linear" draw:start-color="#000000" draw:end-color="#dee6ef" draw:start-intensity="100%" draw:end-intensity="100%" draw:angle="48deg" draw:border="0%"/>
    <draw:gradient draw:name="Gradient_20_195" draw:display-name="Gradient 195" draw:style="linear" draw:start-color="#000000" draw:end-color="#dee6ef" draw:start-intensity="100%" draw:end-intensity="100%" draw:angle="49deg" draw:border="0%"/>
    <draw:gradient draw:name="Gradient_20_196" draw:display-name="Gradient 196" draw:style="linear" draw:start-color="#000000" draw:end-color="#dee6ef" draw:start-intensity="100%" draw:end-intensity="100%" draw:angle="50deg" draw:border="0%"/>
    <draw:gradient draw:name="Gradient_20_197" draw:display-name="Gradient 197" draw:style="linear" draw:start-color="#000000" draw:end-color="#dee6ef" draw:start-intensity="100%" draw:end-intensity="100%" draw:angle="51deg" draw:border="0%"/>
    <draw:gradient draw:name="Gradient_20_198" draw:display-name="Gradient 198" draw:style="linear" draw:start-color="#000000" draw:end-color="#dee6ef" draw:start-intensity="100%" draw:end-intensity="100%" draw:angle="52deg" draw:border="0%"/>
    <draw:gradient draw:name="Gradient_20_199" draw:display-name="Gradient 199" draw:style="linear" draw:start-color="#000000" draw:end-color="#dee6ef" draw:start-intensity="100%" draw:end-intensity="100%" draw:angle="53deg" draw:border="0%"/>
    <draw:gradient draw:name="Gradient_20_200" draw:display-name="Gradient 200" draw:style="linear" draw:start-color="#000000" draw:end-color="#dee6ef" draw:start-intensity="100%" draw:end-intensity="100%" draw:angle="54deg" draw:border="0%"/>
    <draw:gradient draw:name="Gradient_20_201" draw:display-name="Gradient 201" draw:style="linear" draw:start-color="#000000" draw:end-color="#dee6ef" draw:start-intensity="100%" draw:end-intensity="100%" draw:angle="55deg" draw:border="0%"/>
    <draw:gradient draw:name="Gradient_20_202" draw:display-name="Gradient 202" draw:style="linear" draw:start-color="#000000" draw:end-color="#dee6ef" draw:start-intensity="100%" draw:end-intensity="100%" draw:angle="56deg" draw:border="0%"/>
    <draw:gradient draw:name="Gradient_20_203" draw:display-name="Gradient 203" draw:style="linear" draw:start-color="#000000" draw:end-color="#dee6ef" draw:start-intensity="100%" draw:end-intensity="100%" draw:angle="57deg" draw:border="0%"/>
    <draw:gradient draw:name="Gradient_20_204" draw:display-name="Gradient 204" draw:style="linear" draw:start-color="#000000" draw:end-color="#dee6ef" draw:start-intensity="100%" draw:end-intensity="100%" draw:angle="58deg" draw:border="0%"/>
    <draw:gradient draw:name="Gradient_20_205" draw:display-name="Gradient 205" draw:style="linear" draw:start-color="#000000" draw:end-color="#dee6ef" draw:start-intensity="100%" draw:end-intensity="100%" draw:angle="59deg" draw:border="0%"/>
    <draw:gradient draw:name="Gradient_20_206" draw:display-name="Gradient 206" draw:style="linear" draw:start-color="#000000" draw:end-color="#dee6ef" draw:start-intensity="100%" draw:end-intensity="100%" draw:angle="60deg" draw:border="0%"/>
    <draw:gradient draw:name="Gradient_20_207" draw:display-name="Gradient 207" draw:style="linear" draw:start-color="#000000" draw:end-color="#dee6ef" draw:start-intensity="100%" draw:end-intensity="100%" draw:angle="61deg" draw:border="0%"/>
    <draw:gradient draw:name="Gradient_20_208" draw:display-name="Gradient 208" draw:style="linear" draw:start-color="#000000" draw:end-color="#dee6ef" draw:start-intensity="100%" draw:end-intensity="100%" draw:angle="62deg" draw:border="0%"/>
    <draw:gradient draw:name="Gradient_20_209" draw:display-name="Gradient 209" draw:style="linear" draw:start-color="#000000" draw:end-color="#dee6ef" draw:start-intensity="100%" draw:end-intensity="100%" draw:angle="63deg" draw:border="0%"/>
    <draw:gradient draw:name="Gradient_20_210" draw:display-name="Gradient 210" draw:style="linear" draw:start-color="#000000" draw:end-color="#dee6ef" draw:start-intensity="100%" draw:end-intensity="100%" draw:angle="64deg" draw:border="0%"/>
    <draw:gradient draw:name="Gradient_20_211" draw:display-name="Gradient 211" draw:style="linear" draw:start-color="#000000" draw:end-color="#dee6ef" draw:start-intensity="100%" draw:end-intensity="100%" draw:angle="65deg" draw:border="0%"/>
    <draw:gradient draw:name="Gradient_20_212" draw:display-name="Gradient 212" draw:style="linear" draw:start-color="#000000" draw:end-color="#dee6ef" draw:start-intensity="100%" draw:end-intensity="100%" draw:angle="66deg" draw:border="0%"/>
    <draw:gradient draw:name="Gradient_20_213" draw:display-name="Gradient 213" draw:style="linear" draw:start-color="#000000" draw:end-color="#dee6ef" draw:start-intensity="100%" draw:end-intensity="100%" draw:angle="67deg" draw:border="0%"/>
    <draw:gradient draw:name="Gradient_20_214" draw:display-name="Gradient 214" draw:style="linear" draw:start-color="#000000" draw:end-color="#dee6ef" draw:start-intensity="100%" draw:end-intensity="100%" draw:angle="68deg" draw:border="0%"/>
    <draw:gradient draw:name="Gradient_20_215" draw:display-name="Gradient 215" draw:style="linear" draw:start-color="#000000" draw:end-color="#dee6ef" draw:start-intensity="100%" draw:end-intensity="100%" draw:angle="69deg" draw:border="0%"/>
    <draw:gradient draw:name="Gradient_20_216" draw:display-name="Gradient 216" draw:style="linear" draw:start-color="#000000" draw:end-color="#dee6ef" draw:start-intensity="100%" draw:end-intensity="100%" draw:angle="70deg" draw:border="0%"/>
    <draw:gradient draw:name="Gradient_20_217" draw:display-name="Gradient 217" draw:style="linear" draw:start-color="#000000" draw:end-color="#dee6ef" draw:start-intensity="100%" draw:end-intensity="100%" draw:angle="71deg" draw:border="0%"/>
    <draw:gradient draw:name="Gradient_20_218" draw:display-name="Gradient 218" draw:style="linear" draw:start-color="#000000" draw:end-color="#dee6ef" draw:start-intensity="100%" draw:end-intensity="100%" draw:angle="72deg" draw:border="0%"/>
    <draw:gradient draw:name="Gradient_20_219" draw:display-name="Gradient 219" draw:style="linear" draw:start-color="#000000" draw:end-color="#dee6ef" draw:start-intensity="100%" draw:end-intensity="100%" draw:angle="73deg" draw:border="0%"/>
    <draw:gradient draw:name="Gradient_20_220" draw:display-name="Gradient 220" draw:style="linear" draw:start-color="#000000" draw:end-color="#dee6ef" draw:start-intensity="100%" draw:end-intensity="100%" draw:angle="74deg" draw:border="0%"/>
    <draw:gradient draw:name="Gradient_20_221" draw:display-name="Gradient 221" draw:style="linear" draw:start-color="#000000" draw:end-color="#dee6ef" draw:start-intensity="100%" draw:end-intensity="100%" draw:angle="75deg" draw:border="0%"/>
    <draw:gradient draw:name="Gradient_20_222" draw:display-name="Gradient 222" draw:style="linear" draw:start-color="#dee7e5" draw:end-color="#000000" draw:start-intensity="100%" draw:end-intensity="100%" draw:angle="30deg" draw:border="0%"/>
    <draw:gradient draw:name="Gradient_20_223" draw:display-name="Gradient 223" draw:style="linear" draw:start-color="#dee7e5" draw:end-color="#000000" draw:start-intensity="100%" draw:end-intensity="100%" draw:angle="29deg" draw:border="0%"/>
    <draw:gradient draw:name="Gradient_20_224" draw:display-name="Gradient 224" draw:style="linear" draw:start-color="#dee7e5" draw:end-color="#000000" draw:start-intensity="100%" draw:end-intensity="100%" draw:angle="28deg" draw:border="0%"/>
    <draw:gradient draw:name="Gradient_20_225" draw:display-name="Gradient 225" draw:style="linear" draw:start-color="#dee7e5" draw:end-color="#000000" draw:start-intensity="100%" draw:end-intensity="100%" draw:angle="27deg" draw:border="0%"/>
    <draw:gradient draw:name="Gradient_20_226" draw:display-name="Gradient 226" draw:style="linear" draw:start-color="#dee7e5" draw:end-color="#000000" draw:start-intensity="100%" draw:end-intensity="100%" draw:angle="26deg" draw:border="0%"/>
    <draw:gradient draw:name="Gradient_20_227" draw:display-name="Gradient 227" draw:style="linear" draw:start-color="#dee7e5" draw:end-color="#000000" draw:start-intensity="100%" draw:end-intensity="100%" draw:angle="25deg" draw:border="0%"/>
    <draw:gradient draw:name="Gradient_20_228" draw:display-name="Gradient 228" draw:style="linear" draw:start-color="#dee7e5" draw:end-color="#000000" draw:start-intensity="100%" draw:end-intensity="100%" draw:angle="24deg" draw:border="0%"/>
    <draw:gradient draw:name="Gradient_20_229" draw:display-name="Gradient 229" draw:style="linear" draw:start-color="#dee7e5" draw:end-color="#000000" draw:start-intensity="100%" draw:end-intensity="100%" draw:angle="23deg" draw:border="0%"/>
    <draw:gradient draw:name="Gradient_20_230" draw:display-name="Gradient 230" draw:style="linear" draw:start-color="#dee7e5" draw:end-color="#000000" draw:start-intensity="100%" draw:end-intensity="100%" draw:angle="22deg" draw:border="0%"/>
    <draw:gradient draw:name="Gradient_20_231" draw:display-name="Gradient 231" draw:style="linear" draw:start-color="#dee7e5" draw:end-color="#000000" draw:start-intensity="100%" draw:end-intensity="100%" draw:angle="21deg" draw:border="0%"/>
    <draw:gradient draw:name="Gradient_20_232" draw:display-name="Gradient 232" draw:style="linear" draw:start-color="#dee7e5" draw:end-color="#000000" draw:start-intensity="100%" draw:end-intensity="100%" draw:angle="20deg" draw:border="0%"/>
    <draw:gradient draw:name="Gradient_20_233" draw:display-name="Gradient 233" draw:style="linear" draw:start-color="#dee7e5" draw:end-color="#000000" draw:start-intensity="100%" draw:end-intensity="100%" draw:angle="19deg" draw:border="0%"/>
    <draw:gradient draw:name="Gradient_20_234" draw:display-name="Gradient 234" draw:style="linear" draw:start-color="#dee7e5" draw:end-color="#000000" draw:start-intensity="100%" draw:end-intensity="100%" draw:angle="18deg" draw:border="0%"/>
    <draw:gradient draw:name="Gradient_20_235" draw:display-name="Gradient 235" draw:style="linear" draw:start-color="#dee7e5" draw:end-color="#000000" draw:start-intensity="100%" draw:end-intensity="100%" draw:angle="17deg" draw:border="0%"/>
    <draw:gradient draw:name="Gradient_20_236" draw:display-name="Gradient 236" draw:style="linear" draw:start-color="#dee7e5" draw:end-color="#000000" draw:start-intensity="100%" draw:end-intensity="100%" draw:angle="16deg" draw:border="0%"/>
    <draw:gradient draw:name="Gradient_20_237" draw:display-name="Gradient 237" draw:style="linear" draw:start-color="#dee7e5" draw:end-color="#000000" draw:start-intensity="100%" draw:end-intensity="100%" draw:angle="15deg" draw:border="0%"/>
    <draw:gradient draw:name="Gradient_20_238" draw:display-name="Gradient 238" draw:style="linear" draw:start-color="#dee7e5" draw:end-color="#000000" draw:start-intensity="100%" draw:end-intensity="100%" draw:angle="14deg" draw:border="0%"/>
    <draw:gradient draw:name="Gradient_20_239" draw:display-name="Gradient 239" draw:style="linear" draw:start-color="#dee7e5" draw:end-color="#000000" draw:start-intensity="100%" draw:end-intensity="100%" draw:angle="13deg" draw:border="0%"/>
    <draw:gradient draw:name="Gradient_20_240" draw:display-name="Gradient 240" draw:style="linear" draw:start-color="#dee7e5" draw:end-color="#000000" draw:start-intensity="100%" draw:end-intensity="100%" draw:angle="12deg" draw:border="0%"/>
    <draw:gradient draw:name="Gradient_20_241" draw:display-name="Gradient 241" draw:style="linear" draw:start-color="#dee7e5" draw:end-color="#000000" draw:start-intensity="100%" draw:end-intensity="100%" draw:angle="31deg" draw:border="0%"/>
    <draw:gradient draw:name="Gradient_20_242" draw:display-name="Gradient 242" draw:style="linear" draw:start-color="#dee7e5" draw:end-color="#000000" draw:start-intensity="100%" draw:end-intensity="100%" draw:angle="32deg" draw:border="0%"/>
    <draw:gradient draw:name="Gradient_20_243" draw:display-name="Gradient 243" draw:style="linear" draw:start-color="#dee7e5" draw:end-color="#000000" draw:start-intensity="100%" draw:end-intensity="100%" draw:angle="33deg" draw:border="0%"/>
    <draw:gradient draw:name="Gradient_20_244" draw:display-name="Gradient 244" draw:style="linear" draw:start-color="#dee7e5" draw:end-color="#000000" draw:start-intensity="100%" draw:end-intensity="100%" draw:angle="34deg" draw:border="0%"/>
    <draw:gradient draw:name="Gradient_20_245" draw:display-name="Gradient 245" draw:style="linear" draw:start-color="#dee7e5" draw:end-color="#000000" draw:start-intensity="100%" draw:end-intensity="100%" draw:angle="35deg" draw:border="0%"/>
    <draw:gradient draw:name="Pastel_20_Bouquet" draw:display-name="Pastel Bouquet" draw:style="linear" draw:start-color="#dee7e5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2T17:40:27.102984489</meta:creation-date>
    <dc:date>2023-01-12T17:53:24.575751967</dc:date>
    <meta:editing-duration>PT2M37S</meta:editing-duration>
    <meta:editing-cycles>1</meta:editing-cycles>
    <meta:document-statistic meta:object-count="3"/>
    <meta:generator>LibreOffice/7.3.7.2$Linux_X86_64 LibreOffice_project/30$Build-2</meta:generator>
  </office:meta>
</office:document-meta>
</file>